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Times" svg:font-family="Times"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9a42" officeooo:paragraph-rsid="00009a42" style:font-weight-asian="bold" style:font-weight-complex="bold"/>
    </style:style>
    <style:style style:name="P2" style:family="paragraph" style:parent-style-name="Standard">
      <style:paragraph-properties fo:text-align="start" style:justify-single-word="false"/>
      <style:text-properties fo:font-weight="normal" officeooo:rsid="000107b2" officeooo:paragraph-rsid="000107b2" style:font-weight-asian="normal" style:font-weight-complex="normal"/>
    </style:style>
    <style:style style:name="P3" style:family="paragraph" style:parent-style-name="Standard">
      <style:paragraph-properties fo:text-align="start" style:justify-single-word="false"/>
      <style:text-properties style:font-name="Time New Roman" fo:font-weight="normal" officeooo:rsid="00009a42" officeooo:paragraph-rsid="00009a42" style:font-weight-asian="normal" style:font-weight-complex="normal"/>
    </style:style>
    <style:style style:name="P4" style:family="paragraph" style:parent-style-name="Standard">
      <style:paragraph-properties fo:text-align="start" style:justify-single-word="false"/>
      <style:text-properties style:font-name="Time New Roman" fo:font-weight="normal" officeooo:rsid="000107b2" officeooo:paragraph-rsid="000107b2" style:font-weight-asian="normal" style:font-weight-complex="normal"/>
    </style:style>
    <style:style style:name="P5" style:family="paragraph" style:parent-style-name="Standard">
      <style:paragraph-properties fo:text-align="start" style:justify-single-word="false"/>
      <style:text-properties style:font-name="Time New Roman" fo:font-weight="normal" officeooo:rsid="0001a021" officeooo:paragraph-rsid="0001a021" style:font-weight-asian="normal" style:font-weight-complex="normal"/>
    </style:style>
    <style:style style:name="P6" style:family="paragraph" style:parent-style-name="Standard">
      <style:paragraph-properties fo:text-align="center" style:justify-single-word="false"/>
      <style:text-properties style:font-name="Times New Roman" fo:font-size="15pt" fo:font-weight="bold" officeooo:rsid="00009a42" officeooo:paragraph-rsid="00009a42" style:font-size-asian="15pt" style:font-weight-asian="bold" style:font-size-complex="15pt" style:font-weight-complex="bold"/>
    </style:style>
    <style:style style:name="P7" style:family="paragraph" style:parent-style-name="Standard">
      <style:paragraph-properties fo:text-align="start" style:justify-single-word="false"/>
      <style:text-properties officeooo:paragraph-rsid="000107b2"/>
    </style:style>
    <style:style style:name="T1" style:family="text">
      <style:text-properties officeooo:rsid="000107b2"/>
    </style:style>
    <style:style style:name="T2" style:family="text">
      <style:text-properties officeooo:rsid="0001a021"/>
    </style:style>
    <style:style style:name="T3" style:family="text">
      <style:text-properties officeooo:rsid="00022cb7"/>
    </style:style>
    <style:style style:name="T4" style:family="text">
      <style:text-properties fo:font-weight="normal" officeooo:rsid="000107b2" style:font-weight-asian="normal" style:font-weight-complex="normal"/>
    </style:style>
    <style:style style:name="T5" style:family="text">
      <style:text-properties fo:font-weight="normal" officeooo:rsid="00022cb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mmary of the work done from week 1 (24.06.2019) to week 4 (19.07.2019)</text:p>
      <text:p text:style-name="P1"/>
      <text:p text:style-name="P3">First week of the internship started with the tour around the office premises and some fun games. After that, Laptops were given and all the required software were installed. After that, different teams of the company such as Marketing, Sales, Legal teams explained about what they are doing in the company. Next day Engineering team explained about their work and told us that there were different projects for the interns. After that each team in Engineering presented about the projects they had for their interns. They explained in a very detailed manner about each and every projects and gave us a clear understanding of what are the projects we will get for the internship.</text:p>
      <text:p text:style-name="P3"/>
      <text:p text:style-name="P3">During the second week different projects were assigned to different interns. I got the project named “Machine learning based auto tuning of Ballerina”. I was told in depth about the project and what are the initial research that I have to do. I read many research papers and Medium articles about the work that has already done in this area. After that I installed Jmeter ad learned to run performance tests in various concurrency and different types of loads. Then I setup 3 WSO2 servers and configured them for the load testing scenarios. After completing the setup I ran <text:span text:style-name="T1">a</text:span> and <text:span text:style-name="T1">a simple test and o</text:span>btained the test results of the three servers. </text:p>
      <text:p text:style-name="P3"/>
      <text:p text:style-name="P4">In the third week I ran tests by changing different parameters in the servers. Thread pool sizes, use cases. Variables sizes, <text:span text:style-name="T2">heap sizes, warm-up time, byte size (the message size), concurrency of the users or number of users. These tests are run to obtain the throughput, latency of the systems under these various conditions. Each of these tests took nearly 20 hours and in this week all of the tests were completed. <text:s/>The tests showed that the thread pool size which is equal to the number of virtual cores in the server is the one that can give the optimum performance for non blocking scenarios. But, when it comes to blocking scenarios the more the number of threads the better. So, there is a trade-off between <text:s/>the use cases and the number of thread poll size. After that I started the initial code analysis to change the Ballerina thread pool size.</text:span></text:p>
      <text:p text:style-name="P4"/>
      <text:p text:style-name="P5">During the fourth week, I successfully compiled the source code of Ballerina obtained from github after trying so many times to figure out different dependencies and stable versions. Then I parameterized all the values needed for the Thread Executor such as corepool size, maxpool size, keep alive time, Queue Type used for storing the requests that needs to be processed. And successfully compiled the new Ballerina that can take commandline arguments to change the Thread pool size parameters. <text:span text:style-name="T3">After that I started research on a custom Jmeter script to get the performance metrics on the fly after a specified time period given by the user. Earlier implementation was focused on giving the results after all the performance test cases are completed. But, this implementation requires the throughput and latency every 30 seconds. The last week ended with that research. </text:span></text:p>
      <text:p text:style-name="P2"/>
      <text:p text:style-name="P2"><text:tab/><text:tab/><text:tab/><text:tab/><text:tab/><text:tab/><text:tab/><text:tab/><text:tab/><text:tab/>………………………………</text:p>
      <text:p text:style-name="P7"><text:span text:style-name="T4"><text:tab/><text:tab/><text:tab/><text:tab/><text:tab/><text:tab/><text:tab/><text:tab/><text:tab/><text:tab/> <text:s text:c="14"/></text:span><text:span text:style-name="T5">Sig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Times" svg:font-family="Times"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3:31:08.036607925</meta:creation-date>
    <dc:date>2019-07-26T15:58:47.873513719</dc:date>
    <meta:editing-duration>PT35M6S</meta:editing-duration>
    <meta:editing-cycles>2</meta:editing-cycles>
    <meta:generator>LibreOffice/6.0.7.3$Linux_X86_64 LibreOffice_project/00m0$Build-3</meta:generator>
    <meta:document-statistic meta:table-count="0" meta:image-count="0" meta:object-count="0" meta:page-count="1" meta:paragraph-count="7" meta:word-count="532" meta:character-count="3181" meta:non-whitespace-character-count="2617"/>
  </office:meta>
</office:document-meta>
</file>